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Ligh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Ubuntu Light" fo:font-size="10pt" style:text-underline-style="none" fo:font-weight="normal" officeooo:rsid="001027f7" officeooo:paragraph-rsid="001027f7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Ubuntu Light" fo:font-size="10pt" style:text-underline-style="none" fo:font-weight="normal" officeooo:rsid="001229bd" officeooo:paragraph-rsid="001229bd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Ubuntu Light" fo:font-size="10pt" style:text-underline-style="none" fo:font-weight="normal" officeooo:rsid="001356d9" officeooo:paragraph-rsid="001356d9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Ubuntu Light" fo:font-size="10pt" officeooo:paragraph-rsid="0010c354" style:font-size-asian="10pt" style:font-size-complex="10pt"/>
    </style:style>
    <style:style style:name="P6" style:family="paragraph" style:parent-style-name="Standard">
      <style:text-properties style:font-name="Ubuntu Light" fo:font-size="10pt" officeooo:paragraph-rsid="001027f7" style:font-size-asian="10pt" style:font-size-complex="10pt"/>
    </style:style>
    <style:style style:name="P7" style:family="paragraph" style:parent-style-name="Standard">
      <style:text-properties style:font-name="Ubuntu Light" fo:font-size="10pt" fo:font-weight="normal" officeooo:rsid="001027f7" officeooo:paragraph-rsid="0010c354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 Light" fo:font-size="10pt" fo:font-weight="normal" officeooo:rsid="001027f7" officeooo:paragraph-rsid="001027f7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 Light" fo:font-size="10pt" fo:font-weight="normal" officeooo:rsid="0010c354" officeooo:paragraph-rsid="0010c35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 Light" fo:font-size="10pt" style:text-underline-style="none" fo:font-weight="normal" officeooo:rsid="0010c354" officeooo:paragraph-rsid="001027f7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 Light" fo:font-size="10pt" style:text-underline-style="none" fo:font-weight="normal" officeooo:rsid="00148f20" officeooo:paragraph-rsid="00148f20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27f7" style:font-weight-asian="normal" style:font-weight-complex="normal"/>
    </style:style>
    <style:style style:name="T3" style:family="text">
      <style:text-properties fo:font-weight="normal" officeooo:rsid="0010c354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027f7" style:font-weight-asian="normal" style:font-weight-complex="normal"/>
    </style:style>
    <style:style style:name="T6" style:family="text">
      <style:text-properties officeooo:rsid="0017f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 list PT100 x10 (5 units):</text:p>
      <text:p text:style-name="P1"/>
      <text:p text:style-name="P6"><text:span text:style-name="T5">5<text:tab/>x<text:tab/></text:span><text:span text:style-name="T4">MIC5225-3.3YM5-TR - LDO-Festspannungsregler, 2.3V bis 16V, 310mV Dropout-Spannung, <text:tab/><text:tab/>3.3Vout, 150mAout, SOT-23-5</text:span></text:p>
      <text:p text:style-name="P6"><text:span text:style-name="T5"><text:tab/><text:tab/>(Farnell: </text:span><text:span text:style-name="T1">2510262</text:span><text:span text:style-name="T2">)</text:span></text:p>
      <text:p text:style-name="P7"/>
      <text:p text:style-name="P5"><text:span text:style-name="T2">50<text:tab/>x<text:tab/></text:span><text:span text:style-name="T1">MAX31865ATP+ - Temperatursensor-IC, RTD, Digital, ± 0.5°C, -40 °C, 125 °C, TQFN, 20 Pin(s)</text:span></text:p>
      <text:p text:style-name="P7"><text:tab/><text:tab/>(Farnell: 2515574)</text:p>
      <text:p text:style-name="P8"/>
      <text:p text:style-name="P5"><text:span text:style-name="T2">5<text:tab/></text:span><text:span text:style-name="T3">x<text:tab/></text:span><text:span text:style-name="T1">T821140A1S100CEU - </text:span>Wire-To-Board-Steckverbinder, vertikal, 2.54 mm, 40 Kontakt(e), <text:tab/><text:tab/><text:tab/>Stiftleiste, Baureihe T821 </text:p>
      <text:p text:style-name="P5"><text:span text:style-name="T3"><text:tab/><text:tab/>(Farnell: </text:span><text:span text:style-name="T1">2215314</text:span><text:span text:style-name="T3">)</text:span></text:p>
      <text:p text:style-name="P9"/>
      <text:p text:style-name="P5"><text:span text:style-name="T3">5<text:tab/>x<text:tab/></text:span><text:span text:style-name="T1">90120-0123 - </text:span>Wire-To-Board-Steckverbinder, 2.54 mm, 3 Kontakt(e), Stiftleiste, C-Grid III <text:tab/><text:tab/><text:tab/>90120 Series </text:p>
      <text:p text:style-name="P5"><text:span text:style-name="T3"><text:tab/><text:tab/>(Farnell: </text:span><text:span text:style-name="T1">2781972</text:span><text:span text:style-name="T3">)</text:span></text:p>
      <text:p text:style-name="P8"/>
      <text:p text:style-name="P10">50<text:tab/>x<text:tab/>SL 3.5/4/90G - Wire-To-Board-Steckverbinder, Einführung seitlich, 3.5 mm, 4 Kontakt(e), <text:tab/><text:tab/><text:tab/>Stecker, Baureihe SL 3.5</text:p>
      <text:p text:style-name="P2"><text:tab/><text:tab/>(Farnell: 1121793)</text:p>
      <text:p text:style-name="P2"/>
      <text:p text:style-name="P3">5<text:tab/>x<text:tab/>Capacitor 10uF 0805-NO 5V</text:p>
      <text:p text:style-name="P3"/>
      <text:p text:style-name="P3">5<text:tab/>x<text:tab/>Capacitor 10uF 0805-NO 3.3V</text:p>
      <text:p text:style-name="P3"/>
      <text:p text:style-name="P3">150<text:tab/>x<text:tab/>Capacitor 100nF 0805-NO 3.3V</text:p>
      <text:p text:style-name="P3"/>
      <text:p text:style-name="P4">150<text:tab/>x<text:tab/>Resistor 10kΩ 0805-NO 5V</text:p>
      <text:p text:style-name="P4"/>
      <text:p text:style-name="P4">50<text:tab/>x<text:tab/>Resistor 430Ω / 4300Ω 0.1% 0805-NO 3.3V</text:p>
      <text:p text:style-name="P2"/>
      <text:p text:style-name="P3">150<text:tab/>x<text:tab/>Diode 1N4148 SOD-323 5V</text:p>
      <text:p text:style-name="P3"/>
      <text:p text:style-name="P11">50<text:tab/>x<text:tab/>Ferrite 0805-NO <text:span text:style-name="T6">3.3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koller </meta:initial-creator>
    <meta:creation-date>2018-10-26T11:18:03.948216154</meta:creation-date>
    <dc:date>2018-10-26T12:10:53.602023396</dc:date>
    <dc:creator>pkoller </dc:creator>
    <meta:editing-duration>PT49M56S</meta:editing-duration>
    <meta:editing-cycles>6</meta:editing-cycles>
    <meta:generator>LibreOffice/5.0.3.2$Linux_X86_64 LibreOffice_project/00m0$Build-2</meta:generator>
    <meta:document-statistic meta:table-count="0" meta:image-count="0" meta:object-count="0" meta:page-count="1" meta:paragraph-count="18" meta:word-count="132" meta:character-count="914" meta:non-whitespace-character-count="777"/>
  </office:meta>
</office:document-meta>
</file>